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2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3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4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5" style:family="graphic" style:parent-style-name="standard">
      <style:graphic-properties draw:stroke="none" svg:stroke-color="#000000" draw:fill-color="#ff0000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00ff00" draw:textarea-horizontal-align="justify" draw:textarea-vertical-align="middle" draw:auto-grow-height="false" fo:min-height="0.459cm" fo:min-width="0.20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9" style:family="graphic" style:parent-style-name="objectwithoutfill">
      <style:graphic-properties svg:stroke-width="0.106cm" svg:stroke-color="#00ff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0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11" style:family="graphic" style:parent-style-name="standard">
      <style:graphic-properties draw:stroke="solid" svg:stroke-width="0.053cm" svg:stroke-color="#000000" draw:marker-start-width="0.28cm" draw:marker-end-width="0.28cm" draw:fill-color="#131313" draw:textarea-horizontal-align="justify" draw:textarea-vertical-align="middle" draw:auto-grow-height="false" fo:min-height="0.802cm" fo:min-width="1.552cm" fo:padding-top="0.099cm" fo:padding-bottom="0.099cm" fo:padding-left="0.224cm" fo:padding-right="0.224cm"/>
    </style:style>
    <style:style style:name="gr12" style:family="graphic" style:parent-style-name="standard">
      <style:graphic-properties draw:stroke="none" draw:fill-color="#00ff00" draw:textarea-horizontal-align="justify" draw:textarea-vertical-align="middle" draw:auto-grow-height="false" fo:min-height="0cm" fo:min-width="1cm"/>
    </style:style>
    <style:style style:name="gr13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4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gr16" style:family="graphic" style:parent-style-name="standard">
      <style:graphic-properties draw:stroke="none" svg:stroke-color="#000000" draw:fill-color="#eeeeee" draw:textarea-horizontal-align="justify" draw:textarea-vertical-align="middle" draw:auto-grow-height="false" fo:min-height="0.459cm" fo:min-width="0.209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131313"/>
      <style:paragraph-properties fo:text-align="center"/>
    </style:style>
    <style:style style:name="P3" style:family="paragraph">
      <loext:graphic-properties draw:fill-color="#333333"/>
      <style:paragraph-properties fo:text-align="center"/>
    </style:style>
    <style:style style:name="P4" style:family="paragraph">
      <loext:graphic-properties draw:fill-color="#ff0000"/>
      <style:paragraph-properties fo:text-align="center"/>
    </style:style>
    <style:style style:name="P5" style:family="paragraph">
      <loext:graphic-properties draw:fill-color="#00ff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P9" style:family="paragraph">
      <loext:graphic-properties draw:fill-color="#eeeeee"/>
      <style:paragraph-properties fo:text-align="center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0.5cm" svg:height="0.5cm" svg:x="1cm" svg:y="9.2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cm" svg:x2="2.25cm" svg:y2="6.5cm">
          <text:p/>
        </draw:line>
        <draw:line draw:style-name="gr7" draw:text-style-name="P6" draw:layer="layout" svg:x1="0.25cm" svg:y1="5cm" svg:x2="2.25cm" svg:y2="5cm">
          <text:p/>
        </draw:line>
        <draw:line draw:style-name="gr7" draw:text-style-name="P6" draw:layer="layout" svg:x1="0.25cm" svg:y1="3.5cm" svg:x2="2.25cm" svg:y2="3.5cm">
          <text:p/>
        </draw:line>
        <draw:line draw:style-name="gr7" draw:text-style-name="P6" draw:layer="layout" svg:x1="2.25cm" svg:y1="1.25cm" svg:x2="2.25cm" svg:y2="7.25cm">
          <text:p/>
        </draw:line>
        <draw:line draw:style-name="gr7" draw:text-style-name="P6" draw:layer="layout" svg:x1="0.25cm" svg:y1="1.25cm" svg:x2="0.25cm" svg:y2="7.25cm">
          <text:p/>
        </draw:line>
        <draw:path draw:style-name="gr8" draw:text-style-name="P6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5cm)" svg:viewBox="0 0 1000 1000" svg:d="M1000 0c-1000 0-1000 1000-1000 1000">
          <text:p/>
        </draw:path>
        <draw:line draw:style-name="gr9" draw:text-style-name="P6" draw:layer="layout" svg:x1="0.75cm" svg:y1="0.75cm" svg:x2="1.75cm" svg:y2="1.75cm">
          <text:p/>
        </draw:line>
        <draw:path draw:style-name="gr8" draw:text-style-name="P6" draw:layer="layout" svg:width="0.999cm" svg:height="0.999cm" draw:transform="rotate (1.5707963267949) translate (0.25cm 1.25cm)" svg:viewBox="0 0 1000 1000" svg:d="M0 0c1000 0 1000 1000 1000 1000">
          <text:p/>
        </draw:path>
        <draw:line draw:style-name="gr9" draw:text-style-name="P6" draw:layer="layout" svg:x1="0.75cm" svg:y1="1.75cm" svg:x2="1.75cm" svg:y2="0.75cm">
          <text:p/>
        </draw:line>
        <draw:line draw:style-name="gr7" draw:text-style-name="P6" draw:layer="layout" svg:x1="0.25cm" svg:y1="2cm" svg:x2="2.25cm" svg:y2="2cm">
          <text:p/>
        </draw:line>
        <draw:path draw:style-name="gr8" draw:text-style-name="P6" draw:layer="layout" svg:width="0.999cm" svg:height="0.999cm" svg:x="1.25cm" svg:y="0.25cm" svg:viewBox="0 0 1000 1000" svg:d="M0 0c1000 0 1000 1000 1000 1000">
          <text:p/>
        </draw:path>
        <draw:custom-shape draw:style-name="gr10" draw:text-style-name="P4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3" draw:text-style-name="P6" draw:layer="layout" svg:x1="1cm" svg:y1="8.295cm" svg:x2="1cm" svg:y2="8.795cm">
          <text:p/>
        </draw:line>
        <draw:line draw:style-name="gr13" draw:text-style-name="P6" draw:layer="layout" svg:x1="1.5cm" svg:y1="8.279cm" svg:x2="1.5cm" svg:y2="8.779cm">
          <text:p/>
        </draw:line>
        <draw:custom-shape draw:style-name="gr1" draw:text-style-name="P1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5" draw:text-style-name="P8" draw:layer="layout" svg:width="1cm" svg:height="0.962cm" svg:x="0.788cm" svg:y="8.521cm">
          <draw:text-box>
            <text:p text:style-name="P7"><text:span text:style-name="T1">A</text:span></text:p>
          </draw:text-box>
        </draw:frame>
        <draw:custom-shape draw:style-name="gr2" draw:text-style-name="P2" draw:layer="layout" svg:width="2cm" svg:height="6cm" svg:x="0.25cm" svg:y="1.2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0.25cm" svg:y="6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9" draw:layer="layout" svg:width="1.001cm" svg:height="1.001cm" svg:x="0.75cm" svg:y="6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4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5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3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1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2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0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0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48cm" svg:x2="2.25cm" svg:y2="6.48cm">
          <text:p/>
        </draw:line>
        <draw:line draw:style-name="gr7" draw:text-style-name="P6" draw:layer="layout" svg:x1="0.25cm" svg:y1="4.98cm" svg:x2="2.25cm" svg:y2="4.98cm">
          <text:p/>
        </draw:line>
        <draw:line draw:style-name="gr7" draw:text-style-name="P6" draw:layer="layout" svg:x1="0.25cm" svg:y1="3.48cm" svg:x2="2.25cm" svg:y2="3.48cm">
          <text:p/>
        </draw:line>
        <draw:line draw:style-name="gr7" draw:text-style-name="P6" draw:layer="layout" svg:x1="2.25cm" svg:y1="1.23cm" svg:x2="2.25cm" svg:y2="7.23cm">
          <text:p/>
        </draw:line>
        <draw:line draw:style-name="gr7" draw:text-style-name="P6" draw:layer="layout" svg:x1="0.25cm" svg:y1="1.23cm" svg:x2="0.25cm" svg:y2="7.23cm">
          <text:p/>
        </draw:line>
        <draw:path draw:style-name="gr8" draw:text-style-name="P6" draw:layer="layout" svg:width="0.999cm" svg:height="0.999cm" draw:transform="rotate (1.5707963267949) translate (0.25cm 8.22999999999999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2999999999999cm)" svg:viewBox="0 0 1000 1000" svg:d="M1000 0c-1000 0-1000 1000-1000 1000">
          <text:p/>
        </draw:path>
        <draw:line draw:style-name="gr9" draw:text-style-name="P6" draw:layer="layout" svg:x1="0.75cm" svg:y1="0.73cm" svg:x2="1.75cm" svg:y2="1.73cm">
          <text:p/>
        </draw:line>
        <draw:path draw:style-name="gr8" draw:text-style-name="P6" draw:layer="layout" svg:width="0.999cm" svg:height="0.999cm" draw:transform="rotate (1.5707963267949) translate (0.25cm 1.22999999999999cm)" svg:viewBox="0 0 1000 1000" svg:d="M0 0c1000 0 1000 1000 1000 1000">
          <text:p/>
        </draw:path>
        <draw:line draw:style-name="gr9" draw:text-style-name="P6" draw:layer="layout" svg:x1="0.75cm" svg:y1="1.73cm" svg:x2="1.75cm" svg:y2="0.73cm">
          <text:p/>
        </draw:line>
        <draw:line draw:style-name="gr7" draw:text-style-name="P6" draw:layer="layout" svg:x1="0.25cm" svg:y1="1.98cm" svg:x2="2.25cm" svg:y2="1.98cm">
          <text:p/>
        </draw:line>
        <draw:path draw:style-name="gr8" draw:text-style-name="P6" draw:layer="layout" svg:width="0.999cm" svg:height="0.999cm" svg:x="1.25cm" svg:y="0.23cm" svg:viewBox="0 0 1000 1000" svg:d="M0 0c1000 0 1000 1000 1000 1000">
          <text:p/>
        </draw:path>
        <draw:custom-shape draw:style-name="gr10" draw:text-style-name="P4" draw:layer="layout" svg:width="0.5cm" svg:height="0.5cm" svg:x="1cm" svg:y="8.2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8.7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5cm" svg:height="0.5cm" svg:x="1cm" svg:y="9.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0.2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5cm" svg:height="0.5cm" svg:x="1cm" svg:y="10.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1.2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5cm" svg:height="0.5cm" svg:x="1cm" svg:y="11.7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2cm" svg:height="1cm" svg:x="0.25cm" svg:y="8.2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1.5cm" svg:height="0.25cm" svg:x="0.5cm" svg:y="8.356cm">
          <text:p/>
          <draw:enhanced-geometry svg:viewBox="0 0 21600 21600" draw:type="rectangle" draw:enhanced-path="M 0 0 L 21600 0 21600 21600 0 21600 0 0 Z N"/>
        </draw:custom-shape>
        <draw:line draw:style-name="gr13" draw:text-style-name="P6" draw:layer="layout" svg:x1="1cm" svg:y1="8.275cm" svg:x2="1cm" svg:y2="8.775cm">
          <text:p/>
        </draw:line>
        <draw:line draw:style-name="gr13" draw:text-style-name="P6" draw:layer="layout" svg:x1="1.5cm" svg:y1="8.259cm" svg:x2="1.5cm" svg:y2="8.759cm">
          <text:p/>
        </draw:line>
        <draw:custom-shape draw:style-name="gr1" draw:text-style-name="P1" draw:layer="layout" svg:width="0.5cm" svg:height="0.5cm" svg:x="1cm" svg:y="8.7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cm" svg:height="0.5cm" svg:x="0.75cm" svg:y="8.73cm">
          <text:p/>
          <draw:enhanced-geometry svg:viewBox="0 0 21600 21600" draw:type="rectangle" draw:enhanced-path="M 0 0 L 21600 0 21600 21600 0 21600 0 0 Z N"/>
        </draw:custom-shape>
        <draw:frame draw:style-name="gr15" draw:text-style-name="P8" draw:layer="layout" svg:width="1cm" svg:height="0.962cm" svg:x="0.788cm" svg:y="8.501cm">
          <draw:text-box>
            <text:p text:style-name="P7"><text:span text:style-name="T1">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4T22:56:32.927000000</dc:date>
    <meta:editing-duration>PT10M35S</meta:editing-duration>
    <meta:editing-cycles>36</meta:editing-cycles>
    <meta:generator>LibreOffice/7.5.0.3$Windows_X86_64 LibreOffice_project/c21113d003cd3efa8c53188764377a8272d9d6de</meta:generator>
    <meta:document-statistic meta:object-count="78"/>
  </office:meta>
</office:document-meta>
</file>